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C8EBA097246ABAD0F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text-properties officeooo:rsid="000bec48" officeooo:paragraph-rsid="000bec48"/>
    </style:style>
    <style:style style:name="P4" style:family="paragraph" style:parent-style-name="Standard">
      <style:text-properties officeooo:rsid="000da62d" officeooo:paragraph-rsid="000da62d"/>
    </style:style>
    <style:style style:name="P5" style:family="paragraph" style:parent-style-name="Title">
      <style:text-properties style:text-underline-style="solid" style:text-underline-width="auto" style:text-underline-color="font-color"/>
    </style:style>
    <style:style style:name="P6" style:family="paragraph"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be740"/>
    </style:style>
    <style:style style:name="T2" style:family="text">
      <style:text-properties style:text-underline-style="solid" style:text-underline-width="auto" style:text-underline-color="font-color" officeooo:rsid="000be74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loext:softedge-radius="0.312cm" draw:color-mode="standard" draw:luminance="0%" draw:contrast="0%" draw:gamma="100%" draw:red="0%" draw:green="0%" draw:blue="0%" fo:clip="rect(0cm, 0cm, 0cm, 0cm)" draw:image-opacity="100%" style:mirror="none" fo:margin-left="0.318cm" fo:margin-right="0.273cm" fo:margin-top="0.002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ge-end-margin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QL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17_2612855753" text:style-name="Index_20_Link" text:visited-style-name="Index_20_Link">1 Qu es ce que le SQL<text:tab/>1</text:a></text:p>
        </text:index-body>
      </text:table-of-content>
      <text:h text:style-name="Heading_20_1" text:outline-level="1"><text:bookmark-start text:name="__RefHeading___Toc117_2612855753"/>1 Qu es ce que le SQL<text:bookmark-end text:name="__RefHeading___Toc117_2612855753"/></text:h>
      <text:p text:style-name="Standard"/>
      <text:p text:style-name="P3">SQL ou Structured Query Language</text:p>
      <text:p text:style-name="P3"/>
      <text:p text:style-name="Standard"><text:a xlink:type="simple" xlink:href="https://datascientest.com/sql-tout-savoir" text:style-name="Internet_20_link" text:visited-style-name="Visited_20_Internet_20_Link">https://datascientest.com/sql-tout-savoir</text:a></text:p>
      <text:p text:style-name="Standard"/>
      <text:p text:style-name="P4">Un des plus anciens langages de programmation informatique pour les bases de données relationnelles et le plus populair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Titre_20_2_20_C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FR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>
      <style:paragraph-properties fo:text-align="start"/>
      <style:text-properties fo:font-size="18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text-underline-style="solid" style:text-underline-width="auto" style:text-underline-color="font-color" officeooo:rsid="000be740"/>
    </style:style>
    <style:style style:name="MT2" style:family="text">
      <style:text-properties officeooo:rsid="000be740"/>
    </style:style>
    <style:style style:name="M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loext:softedge-radius="0.312cm" draw:color-mode="standard" draw:luminance="0%" draw:contrast="0%" draw:gamma="100%" draw:red="0%" draw:green="0%" draw:blue="0%" fo:clip="rect(0cm, 0cm, 0cm, 0cm)" draw:image-opacity="100%" style:mirror="none" fo:margin-left="0.318cm" fo:margin-right="0.273cm" fo:margin-top="0.002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ge-end-margin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char" draw:z-index="0" draw:name="Image 1" draw:style-name="Mgr1" draw:text-style-name="MP3" svg:width="2.759cm" svg:height="2.31cm" svg:x="-0.261cm" svg:y="-1.166cm"><draw:image xlink:href="Pictures/10000000000000C8000000C8EBA097246ABAD0F0.jpg" xlink:type="simple" xlink:show="embed" xlink:actuate="onLoad" draw:mime-type="image/jpeg"><text:p text:style-name="MP2"><text:s/></text:p></draw:image></draw:frame>KIPS Willy<text:tab/><text:span text:style-name="MT1">RECHERCHE SQL</text:span><text:span text:style-name="MT2"><text:tab/></text:span>DWWM 042022 <text:s text:c="6"/></text:p>
        <text:p text:style-name="MP1"/>
      </style:header>
      <style:footer>
        <text:p text:style-name="Footer">Centre de Réadaptation Mulhouse <text:tab/><text:tab/>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IPS Willy</meta:initial-creator>
    <meta:editing-cycles>3</meta:editing-cycles>
    <meta:creation-date>2022-05-12T09:21:00</meta:creation-date>
    <dc:date>2022-06-14T11:58:25.989000000</dc:date>
    <meta:editing-duration>PT10M36S</meta:editing-duration>
    <meta:generator>LibreOffice/7.3.3.2$Windows_X86_64 LibreOffice_project/d1d0ea68f081ee2800a922cac8f79445e4603348</meta:generator>
    <meta:document-statistic meta:table-count="0" meta:image-count="0" meta:object-count="0" meta:page-count="1" meta:paragraph-count="9" meta:word-count="54" meta:character-count="340" meta:non-whitespace-character-count="285"/>
    <meta:user-defined meta:name="AppVersion">16.0000</meta:user-defined>
    <meta:template xlink:type="simple" xlink:actuate="onRequest" xlink:title="Normal.dotm" xlink:href=""/>
  </office:meta>
</office:document-meta>
</file>